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2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fo:font-size="5pt" fo:font-weight="bold" style:font-size-asian="5pt" style:font-weight-asian="bold" style:font-size-complex="5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5pt" style:font-size-asian="5pt" style:font-size-complex="5pt"/>
    </style:style>
    <style:style style:name="ce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fo:font-size="5pt" style:font-size-asian="5pt" style:font-size-complex="5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5pt" fo:font-weight="bold" style:font-size-asian="5pt" style:font-weight-asian="bold" style:font-size-complex="5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5pt" style:font-size-asian="5pt" style:font-size-complex="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5pt" style:font-size-asian="5pt" style:font-size-complex="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size="5pt" style:font-size-asian="5pt" style:font-size-complex="5pt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fo:font-size="5pt" style:font-size-asian="5pt" style:font-size-complex="5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osthocResSTRAINS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7" office:value-type="string" calcext:value-type="string">
            <text:p>Mouse strains</text:p>
          </table:table-cell>
          <table:table-cell table:style-name="ce12" office:value-type="string" calcext:value-type="string" table:number-columns-spanned="3" table:number-rows-spanned="1">
            <text:p>SCHUNT (Mmd)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STRA (Mmd)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BUSNA (Mmm)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PWD (Mmm)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3" office:value-type="string" calcext:value-type="string">
            <text:p>Mouse strains</text:p>
          </table:table-cell>
          <table:table-cell table:style-name="ce28" office:value-type="string" calcext:value-type="string">
            <text:p>Parasite isolates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28" office:value-type="string" calcext:value-type="string">
            <text:p>Brandenburg139</text:p>
            <text:p>(<text:span text:style-name="T1">E. ferris</text:span>i)</text:p>
          </table:table-cell>
          <table:table-cell table:style-name="ce28" office:value-type="string" calcext:value-type="string">
            <text:p>Brandenburg64</text:p>
            <text:p>(<text:span text:style-name="T1">E. ferris</text:span>i)</text:p>
          </table:table-cell>
          <table:table-cell table:style-name="ce28" office:value-type="string" calcext:value-type="string">
            <text:p>Brandenburg88</text:p>
            <text:p>(<text:span text:style-name="T1">E. ferris</text:span>i)</text:p>
          </table:table-cell>
          <table:table-cell table:style-name="ce12" table:number-columns-repeated="1010"/>
        </table:table-row>
        <table:table-row table:style-name="ro1">
          <table:table-cell table:style-name="ce22" office:value-type="string" calcext:value-type="string">
            <text:p>SCHUNT (Mmd)</text:p>
          </table:table-cell>
          <table:table-cell table:style-name="ce29" office:value-type="string" calcext:value-type="string">
            <text:p>Brandenburg139 (<text:span text:style-name="T1">E. ferris</text:span>i)</text:p>
          </table:table-cell>
          <table:table-cell table:style-name="ce14"/>
          <table:table-cell table:style-name="ce14" office:value-type="string" calcext:value-type="string">
            <text:p>est:0.04,</text:p>
            <text:p>Std.Error:0.03</text:p>
          </table:table-cell>
          <table:table-cell table:style-name="ce14" office:value-type="string" calcext:value-type="string">
            <text:p>est:0.06,</text:p>
            <text:p>Std.Error:0.03</text:p>
          </table:table-cell>
          <table:table-cell table:style-name="ce14" office:value-type="string" calcext:value-type="string">
            <text:p>est:0.08,</text:p>
            <text:p>Std.Error:0.03</text:p>
          </table:table-cell>
          <table:table-cell table:style-name="ce14" office:value-type="string" calcext:value-type="string">
            <text:p>est:0.08,</text:p>
            <text:p>Std.Error:0.03</text:p>
          </table:table-cell>
          <table:table-cell table:style-name="ce14" office:value-type="string" calcext:value-type="string">
            <text:p>est:0.1,</text:p>
            <text:p>Std.Error:0.03</text:p>
          </table:table-cell>
          <table:table-cell table:style-name="ce14" office:value-type="string" calcext:value-type="string">
            <text:p>est:0.02,</text:p>
            <text:p>Std.Error:0.03</text:p>
          </table:table-cell>
          <table:table-cell table:style-name="ce14" office:value-type="string" calcext:value-type="string">
            <text:p>est:0.05,</text:p>
            <text:p>Std.Error:0.03</text:p>
          </table:table-cell>
          <table:table-cell table:style-name="ce14" office:value-type="string" calcext:value-type="string">
            <text:p>est:0,</text:p>
            <text:p>Std.Error:0.05</text:p>
          </table:table-cell>
          <table:table-cell table:style-name="ce14" office:value-type="string" calcext:value-type="string">
            <text:p>est:0.05,</text:p>
            <text:p>Std.Error:0.03</text:p>
          </table:table-cell>
          <table:table-cell table:style-name="ce14" office:value-type="string" calcext:value-type="string">
            <text:p>est:0.06,</text:p>
            <text:p>Std.Error:0.03</text:p>
          </table:table-cell>
          <table:table-cell table:style-name="ce14" office:value-type="string" calcext:value-type="string">
            <text:p>est:-0.07,</text:p>
            <text:p>Std.Error:0.04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5" office:value-type="string" calcext:value-type="string">
            <text:p>Brandenburg64 (<text:span text:style-name="T1">E. ferrisi</text:span>)</text:p>
          </table:table-cell>
          <table:table-cell table:style-name="ce15" office:value-type="string" calcext:value-type="string">
            <text:p>z value:1.62,</text:p>
            <text:p>Pr(&gt;|z|):0.89</text:p>
          </table:table-cell>
          <table:table-cell table:style-name="ce15"/>
          <table:table-cell table:style-name="ce15" office:value-type="string" calcext:value-type="string">
            <text:p>est:0.01,</text:p>
            <text:p>Std.Error:0.03</text:p>
          </table:table-cell>
          <table:table-cell table:style-name="ce15" office:value-type="string" calcext:value-type="string">
            <text:p>est:0.04,</text:p>
            <text:p>Std.Error:0.03</text:p>
          </table:table-cell>
          <table:table-cell table:style-name="ce15" office:value-type="string" calcext:value-type="string">
            <text:p>est:0.04,</text:p>
            <text:p>Std.Error:0.02</text:p>
          </table:table-cell>
          <table:table-cell table:style-name="ce15" office:value-type="string" calcext:value-type="string">
            <text:p>est:0.05,</text:p>
            <text:p>Std.Error:0.03</text:p>
          </table:table-cell>
          <table:table-cell table:style-name="ce15" office:value-type="string" calcext:value-type="string">
            <text:p>est:-0.02,</text:p>
            <text:p>Std.Error:0.03</text:p>
          </table:table-cell>
          <table:table-cell table:style-name="ce15" office:value-type="string" calcext:value-type="string">
            <text:p>est:0,</text:p>
            <text:p>Std.Error:0.02</text:p>
          </table:table-cell>
          <table:table-cell table:style-name="ce15" office:value-type="string" calcext:value-type="string">
            <text:p>est:-0.05,</text:p>
            <text:p>Std.Error:0.04</text:p>
          </table:table-cell>
          <table:table-cell table:style-name="ce15" office:value-type="string" calcext:value-type="string">
            <text:p>est:0,</text:p>
            <text:p>Std.Error:0.03</text:p>
          </table:table-cell>
          <table:table-cell table:style-name="ce15" office:value-type="string" calcext:value-type="string">
            <text:p>est:0.02,</text:p>
            <text:p>Std.Error:0.02</text:p>
          </table:table-cell>
          <table:table-cell table:style-name="ce17" office:value-type="string" calcext:value-type="string">
            <text:p>est:-0.12,</text:p>
            <text:p>Std.Error:0.0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2" office:value-type="string" calcext:value-type="string">
            <text:p>Brandenburg88 (<text:span text:style-name="T1">E. falciformis</text:span>)</text:p>
          </table:table-cell>
          <table:table-cell table:style-name="ce14" office:value-type="string" calcext:value-type="string">
            <text:p>z value:1.73,</text:p>
            <text:p>Pr(&gt;|z|):0.84</text:p>
          </table:table-cell>
          <table:table-cell table:style-name="ce14" office:value-type="string" calcext:value-type="string">
            <text:p>z value:0.43,</text:p>
            <text:p>Pr(&gt;|z|):1</text:p>
          </table:table-cell>
          <table:table-cell table:style-name="ce14"/>
          <table:table-cell table:style-name="ce14" office:value-type="string" calcext:value-type="string">
            <text:p>est:0.03,</text:p>
            <text:p>Std.Error:0.03</text:p>
          </table:table-cell>
          <table:table-cell table:style-name="ce14" office:value-type="string" calcext:value-type="string">
            <text:p>est:0.03,</text:p>
            <text:p>Std.Error:0.03</text:p>
          </table:table-cell>
          <table:table-cell table:style-name="ce14" office:value-type="string" calcext:value-type="string">
            <text:p>est:0.04,</text:p>
            <text:p>Std.Error:0.03</text:p>
          </table:table-cell>
          <table:table-cell table:style-name="ce14" office:value-type="string" calcext:value-type="string">
            <text:p>est:-0.03,</text:p>
            <text:p>Std.Error:0.03</text:p>
          </table:table-cell>
          <table:table-cell table:style-name="ce14" office:value-type="string" calcext:value-type="string">
            <text:p>est:-0.01,</text:p>
            <text:p>Std.Error:0.03</text:p>
          </table:table-cell>
          <table:table-cell table:style-name="ce14" office:value-type="string" calcext:value-type="string">
            <text:p>est:-0.06,</text:p>
            <text:p>Std.Error:0.05</text:p>
          </table:table-cell>
          <table:table-cell table:style-name="ce14" office:value-type="string" calcext:value-type="string">
            <text:p>est:-0.01,</text:p>
            <text:p>Std.Error:0.03</text:p>
          </table:table-cell>
          <table:table-cell table:style-name="ce14" office:value-type="string" calcext:value-type="string">
            <text:p>est:0.01,</text:p>
            <text:p>Std.Error:0.03</text:p>
          </table:table-cell>
          <table:table-cell table:style-name="ce16" office:value-type="string" calcext:value-type="string">
            <text:p>est:-0.13,</text:p>
            <text:p>Std.Error:0.04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STRA (Mmd)</text:p>
          </table:table-cell>
          <table:table-cell table:style-name="ce30" office:value-type="string" calcext:value-type="string">
            <text:p>Brandenburg139 (<text:span text:style-name="T1">E. ferris</text:span>i)</text:p>
          </table:table-cell>
          <table:table-cell table:style-name="ce15" office:value-type="string" calcext:value-type="string">
            <text:p>z value:2.62,</text:p>
            <text:p>Pr(&gt;|z|):0.27</text:p>
          </table:table-cell>
          <table:table-cell table:style-name="ce15" office:value-type="string" calcext:value-type="string">
            <text:p>z value:1.48,</text:p>
            <text:p>Pr(&gt;|z|):0.94</text:p>
          </table:table-cell>
          <table:table-cell table:style-name="ce15" office:value-type="string" calcext:value-type="string">
            <text:p>z value:0.89,</text:p>
            <text:p>Pr(&gt;|z|):1</text:p>
          </table:table-cell>
          <table:table-cell table:style-name="ce15"/>
          <table:table-cell table:style-name="ce15" office:value-type="string" calcext:value-type="string">
            <text:p>est:0,</text:p>
            <text:p>Std.Error:0.03</text:p>
          </table:table-cell>
          <table:table-cell table:style-name="ce15" office:value-type="string" calcext:value-type="string">
            <text:p>est:0.01,</text:p>
            <text:p>Std.Error:0.03</text:p>
          </table:table-cell>
          <table:table-cell table:style-name="ce15" office:value-type="string" calcext:value-type="string">
            <text:p>est:-0.06,</text:p>
            <text:p>Std.Error:0.03</text:p>
          </table:table-cell>
          <table:table-cell table:style-name="ce15" office:value-type="string" calcext:value-type="string">
            <text:p>est:-0.04,</text:p>
            <text:p>Std.Error:0.03</text:p>
          </table:table-cell>
          <table:table-cell table:style-name="ce15" office:value-type="string" calcext:value-type="string">
            <text:p>est:-0.09,</text:p>
            <text:p>Std.Error:0.05</text:p>
          </table:table-cell>
          <table:table-cell table:style-name="ce15" office:value-type="string" calcext:value-type="string">
            <text:p>est:-0.04,</text:p>
            <text:p>Std.Error:0.03</text:p>
          </table:table-cell>
          <table:table-cell table:style-name="ce15" office:value-type="string" calcext:value-type="string">
            <text:p>est:-0.02,</text:p>
            <text:p>Std.Error:0.03</text:p>
          </table:table-cell>
          <table:table-cell table:style-name="ce17" office:value-type="string" calcext:value-type="string">
            <text:p>est:-0.16,</text:p>
            <text:p>Std.Error:0.0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2" office:value-type="string" calcext:value-type="string">
            <text:p>Brandenburg64 (<text:span text:style-name="T1">E. ferrisi</text:span>)</text:p>
          </table:table-cell>
          <table:table-cell table:style-name="ce14" office:value-type="string" calcext:value-type="string">
            <text:p>z value:3.09,</text:p>
            <text:p>Pr(&gt;|z|):0.09</text:p>
          </table:table-cell>
          <table:table-cell table:style-name="ce14" office:value-type="string" calcext:value-type="string">
            <text:p>z value:1.89,</text:p>
            <text:p>Pr(&gt;|z|):0.75</text:p>
          </table:table-cell>
          <table:table-cell table:style-name="ce14" office:value-type="string" calcext:value-type="string">
            <text:p>z value:1.02,</text:p>
            <text:p>Pr(&gt;|z|):1</text:p>
          </table:table-cell>
          <table:table-cell table:style-name="ce14" office:value-type="string" calcext:value-type="string">
            <text:p>z value:-0.04,</text:p>
            <text:p>Pr(&gt;|z|):1</text:p>
          </table:table-cell>
          <table:table-cell table:style-name="ce14"/>
          <table:table-cell table:style-name="ce14" office:value-type="string" calcext:value-type="string">
            <text:p>est:0.01,</text:p>
            <text:p>Std.Error:0.03</text:p>
          </table:table-cell>
          <table:table-cell table:style-name="ce14" office:value-type="string" calcext:value-type="string">
            <text:p>est:-0.06,</text:p>
            <text:p>Std.Error:0.03</text:p>
          </table:table-cell>
          <table:table-cell table:style-name="ce14" office:value-type="string" calcext:value-type="string">
            <text:p>est:-0.04,</text:p>
            <text:p>Std.Error:0.02</text:p>
          </table:table-cell>
          <table:table-cell table:style-name="ce14" office:value-type="string" calcext:value-type="string">
            <text:p>est:-0.09,</text:p>
            <text:p>Std.Error:0.04</text:p>
          </table:table-cell>
          <table:table-cell table:style-name="ce14" office:value-type="string" calcext:value-type="string">
            <text:p>est:-0.04,</text:p>
            <text:p>Std.Error:0.03</text:p>
          </table:table-cell>
          <table:table-cell table:style-name="ce14" office:value-type="string" calcext:value-type="string">
            <text:p>est:-0.02,</text:p>
            <text:p>Std.Error:0.02</text:p>
          </table:table-cell>
          <table:table-cell table:style-name="ce16" office:value-type="string" calcext:value-type="string">
            <text:p>est:-0.16,</text:p>
            <text:p>Std.Error:0.03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5" office:value-type="string" calcext:value-type="string">
            <text:p>Brandenburg88 (<text:span text:style-name="T1">E. falciformis</text:span>)</text:p>
          </table:table-cell>
          <table:table-cell table:style-name="ce15" office:value-type="string" calcext:value-type="string">
            <text:p>z value:3.06,</text:p>
            <text:p>Pr(&gt;|z|):0.1</text:p>
          </table:table-cell>
          <table:table-cell table:style-name="ce15" office:value-type="string" calcext:value-type="string">
            <text:p>z value:1.98,</text:p>
            <text:p>Pr(&gt;|z|):0.69</text:p>
          </table:table-cell>
          <table:table-cell table:style-name="ce15" office:value-type="string" calcext:value-type="string">
            <text:p>z value:1.27,</text:p>
            <text:p>Pr(&gt;|z|):0.98</text:p>
          </table:table-cell>
          <table:table-cell table:style-name="ce15" office:value-type="string" calcext:value-type="string">
            <text:p>z value:0.35,</text:p>
            <text:p>Pr(&gt;|z|):1</text:p>
          </table:table-cell>
          <table:table-cell table:style-name="ce15" office:value-type="string" calcext:value-type="string">
            <text:p>z value:0.47,</text:p>
            <text:p>Pr(&gt;|z|):1</text:p>
          </table:table-cell>
          <table:table-cell table:style-name="ce15"/>
          <table:table-cell table:style-name="ce15" office:value-type="string" calcext:value-type="string">
            <text:p>est:-0.07,</text:p>
            <text:p>Std.Error:0.03</text:p>
          </table:table-cell>
          <table:table-cell table:style-name="ce15" office:value-type="string" calcext:value-type="string">
            <text:p>est:-0.05,</text:p>
            <text:p>Std.Error:0.03</text:p>
          </table:table-cell>
          <table:table-cell table:style-name="ce15" office:value-type="string" calcext:value-type="string">
            <text:p>est:-0.1,</text:p>
            <text:p>Std.Error:0.04</text:p>
          </table:table-cell>
          <table:table-cell table:style-name="ce15" office:value-type="string" calcext:value-type="string">
            <text:p>est:-0.05,</text:p>
            <text:p>Std.Error:0.03</text:p>
          </table:table-cell>
          <table:table-cell table:style-name="ce15" office:value-type="string" calcext:value-type="string">
            <text:p>est:-0.03,</text:p>
            <text:p>Std.Error:0.03</text:p>
          </table:table-cell>
          <table:table-cell table:style-name="ce17" office:value-type="string" calcext:value-type="string">
            <text:p>est:-0.17,</text:p>
            <text:p>Std.Error:0.04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BUSNA (Mmm)</text:p>
          </table:table-cell>
          <table:table-cell table:style-name="ce29" office:value-type="string" calcext:value-type="string">
            <text:p>Brandenburg139 (<text:span text:style-name="T1">E. ferris</text:span>i)</text:p>
          </table:table-cell>
          <table:table-cell table:style-name="ce14" office:value-type="string" calcext:value-type="string">
            <text:p>z value:0.67,</text:p>
            <text:p>Pr(&gt;|z|):1</text:p>
          </table:table-cell>
          <table:table-cell table:style-name="ce14" office:value-type="string" calcext:value-type="string">
            <text:p>z value:-0.82,</text:p>
            <text:p>Pr(&gt;|z|):1</text:p>
          </table:table-cell>
          <table:table-cell table:style-name="ce14" office:value-type="string" calcext:value-type="string">
            <text:p>z value:-1.06,</text:p>
            <text:p>Pr(&gt;|z|):1</text:p>
          </table:table-cell>
          <table:table-cell table:style-name="ce14" office:value-type="string" calcext:value-type="string">
            <text:p>z value:-1.94,</text:p>
            <text:p>Pr(&gt;|z|):0.71</text:p>
          </table:table-cell>
          <table:table-cell table:style-name="ce14" office:value-type="string" calcext:value-type="string">
            <text:p>z value:-2.28,</text:p>
            <text:p>Pr(&gt;|z|):0.48</text:p>
          </table:table-cell>
          <table:table-cell table:style-name="ce14" office:value-type="string" calcext:value-type="string">
            <text:p>z value:-2.36,</text:p>
            <text:p>Pr(&gt;|z|):0.42</text:p>
          </table:table-cell>
          <table:table-cell table:style-name="ce14"/>
          <table:table-cell table:style-name="ce14" office:value-type="string" calcext:value-type="string">
            <text:p>est:0.02,</text:p>
            <text:p>Std.Error:0.03</text:p>
          </table:table-cell>
          <table:table-cell table:style-name="ce14" office:value-type="string" calcext:value-type="string">
            <text:p>est:-0.03,</text:p>
            <text:p>Std.Error:0.05</text:p>
          </table:table-cell>
          <table:table-cell table:style-name="ce14" office:value-type="string" calcext:value-type="string">
            <text:p>est:0.02,</text:p>
            <text:p>Std.Error:0.03</text:p>
          </table:table-cell>
          <table:table-cell table:style-name="ce14" office:value-type="string" calcext:value-type="string">
            <text:p>est:0.04,</text:p>
            <text:p>Std.Error:0.03</text:p>
          </table:table-cell>
          <table:table-cell table:style-name="ce14" office:value-type="string" calcext:value-type="string">
            <text:p>est:-0.09,</text:p>
            <text:p>Std.Error:0.04</text:p>
          </table:table-cell>
          <table:table-cell table:number-columns-repeated="1010"/>
        </table:table-row>
        <table:table-row table:style-name="ro1">
          <table:table-cell table:style-name="ce23"/>
          <table:table-cell table:style-name="ce25" office:value-type="string" calcext:value-type="string">
            <text:p>Brandenburg64 (<text:span text:style-name="T1">E. ferrisi</text:span>)</text:p>
          </table:table-cell>
          <table:table-cell table:style-name="ce15" office:value-type="string" calcext:value-type="string">
            <text:p>z value:1.65,</text:p>
            <text:p>Pr(&gt;|z|):0.88</text:p>
          </table:table-cell>
          <table:table-cell table:style-name="ce15" office:value-type="string" calcext:value-type="string">
            <text:p>z value:0.04,</text:p>
            <text:p>Pr(&gt;|z|):1</text:p>
          </table:table-cell>
          <table:table-cell table:style-name="ce15" office:value-type="string" calcext:value-type="string">
            <text:p>z value:-0.39,</text:p>
            <text:p>Pr(&gt;|z|):1</text:p>
          </table:table-cell>
          <table:table-cell table:style-name="ce15" office:value-type="string" calcext:value-type="string">
            <text:p>z value:-1.44,</text:p>
            <text:p>Pr(&gt;|z|):0.95</text:p>
          </table:table-cell>
          <table:table-cell table:style-name="ce15" office:value-type="string" calcext:value-type="string">
            <text:p>z value:-1.84,</text:p>
            <text:p>Pr(&gt;|z|):0.77</text:p>
          </table:table-cell>
          <table:table-cell table:style-name="ce15" office:value-type="string" calcext:value-type="string">
            <text:p>z value:-1.94,</text:p>
            <text:p>Pr(&gt;|z|):0.71</text:p>
          </table:table-cell>
          <table:table-cell table:style-name="ce15" office:value-type="string" calcext:value-type="string">
            <text:p>z value:0.85,</text:p>
            <text:p>Pr(&gt;|z|):1</text:p>
          </table:table-cell>
          <table:table-cell table:style-name="ce15"/>
          <table:table-cell table:style-name="ce15" office:value-type="string" calcext:value-type="string">
            <text:p>est:-0.05,</text:p>
            <text:p>Std.Error:0.04</text:p>
          </table:table-cell>
          <table:table-cell table:style-name="ce15" office:value-type="string" calcext:value-type="string">
            <text:p>est:0,</text:p>
            <text:p>Std.Error:0.03</text:p>
          </table:table-cell>
          <table:table-cell table:style-name="ce15" office:value-type="string" calcext:value-type="string">
            <text:p>est:0.02,</text:p>
            <text:p>Std.Error:0.02</text:p>
          </table:table-cell>
          <table:table-cell table:style-name="ce17" office:value-type="string" calcext:value-type="string">
            <text:p>est:-0.12,</text:p>
            <text:p>Std.Error:0.0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2" office:value-type="string" calcext:value-type="string">
            <text:p>Brandenburg88 (<text:span text:style-name="T1">E. falciformis</text:span>)</text:p>
          </table:table-cell>
          <table:table-cell table:style-name="ce14" office:value-type="string" calcext:value-type="string">
            <text:p>z value:-0.09,</text:p>
            <text:p>Pr(&gt;|z|):1</text:p>
          </table:table-cell>
          <table:table-cell table:style-name="ce14" office:value-type="string" calcext:value-type="string">
            <text:p>z value:-1.15,</text:p>
            <text:p>Pr(&gt;|z|):0.99</text:p>
          </table:table-cell>
          <table:table-cell table:style-name="ce14" office:value-type="string" calcext:value-type="string">
            <text:p>z value:-1.32,</text:p>
            <text:p>Pr(&gt;|z|):0.97</text:p>
          </table:table-cell>
          <table:table-cell table:style-name="ce14" office:value-type="string" calcext:value-type="string">
            <text:p>z value:-1.94,</text:p>
            <text:p>Pr(&gt;|z|):0.71</text:p>
          </table:table-cell>
          <table:table-cell table:style-name="ce14" office:value-type="string" calcext:value-type="string">
            <text:p>z value:-2.08,</text:p>
            <text:p>Pr(&gt;|z|):0.62</text:p>
          </table:table-cell>
          <table:table-cell table:style-name="ce14" office:value-type="string" calcext:value-type="string">
            <text:p>z value:-2.22,</text:p>
            <text:p>Pr(&gt;|z|):0.52</text:p>
          </table:table-cell>
          <table:table-cell table:style-name="ce14" office:value-type="string" calcext:value-type="string">
            <text:p>z value:-0.57,</text:p>
            <text:p>Pr(&gt;|z|):1</text:p>
          </table:table-cell>
          <table:table-cell table:style-name="ce14" office:value-type="string" calcext:value-type="string">
            <text:p>z value:-1.17,</text:p>
            <text:p>Pr(&gt;|z|):0.99</text:p>
          </table:table-cell>
          <table:table-cell table:style-name="ce14"/>
          <table:table-cell table:style-name="ce14" office:value-type="string" calcext:value-type="string">
            <text:p>est:0.05,</text:p>
            <text:p>Std.Error:0.05</text:p>
          </table:table-cell>
          <table:table-cell table:style-name="ce14" office:value-type="string" calcext:value-type="string">
            <text:p>est:0.07,</text:p>
            <text:p>Std.Error:0.04</text:p>
          </table:table-cell>
          <table:table-cell table:style-name="ce14" office:value-type="string" calcext:value-type="string">
            <text:p>est:-0.07,</text:p>
            <text:p>Std.Error:0.05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PWD (Mmm)</text:p>
          </table:table-cell>
          <table:table-cell table:style-name="ce30" office:value-type="string" calcext:value-type="string">
            <text:p>Brandenburg139 (<text:span text:style-name="T1">E. ferris</text:span>i)</text:p>
          </table:table-cell>
          <table:table-cell table:style-name="ce15" office:value-type="string" calcext:value-type="string">
            <text:p>z value:1.44,</text:p>
            <text:p>Pr(&gt;|z|):0.95</text:p>
          </table:table-cell>
          <table:table-cell table:style-name="ce15" office:value-type="string" calcext:value-type="string">
            <text:p>z value:0.09,</text:p>
            <text:p>Pr(&gt;|z|):1</text:p>
          </table:table-cell>
          <table:table-cell table:style-name="ce15" office:value-type="string" calcext:value-type="string">
            <text:p>z value:-0.29,</text:p>
            <text:p>Pr(&gt;|z|):1</text:p>
          </table:table-cell>
          <table:table-cell table:style-name="ce15" office:value-type="string" calcext:value-type="string">
            <text:p>z value:-1.17,</text:p>
            <text:p>Pr(&gt;|z|):0.99</text:p>
          </table:table-cell>
          <table:table-cell table:style-name="ce15" office:value-type="string" calcext:value-type="string">
            <text:p>z value:-1.36,</text:p>
            <text:p>Pr(&gt;|z|):0.96</text:p>
          </table:table-cell>
          <table:table-cell table:style-name="ce15" office:value-type="string" calcext:value-type="string">
            <text:p>z value:-1.57,</text:p>
            <text:p>Pr(&gt;|z|):0.91</text:p>
          </table:table-cell>
          <table:table-cell table:style-name="ce15" office:value-type="string" calcext:value-type="string">
            <text:p>z value:0.77,</text:p>
            <text:p>Pr(&gt;|z|):1</text:p>
          </table:table-cell>
          <table:table-cell table:style-name="ce15" office:value-type="string" calcext:value-type="string">
            <text:p>z value:0.05,</text:p>
            <text:p>Pr(&gt;|z|):1</text:p>
          </table:table-cell>
          <table:table-cell table:style-name="ce15" office:value-type="string" calcext:value-type="string">
            <text:p>z value:1.11,</text:p>
            <text:p>Pr(&gt;|z|):0.99</text:p>
          </table:table-cell>
          <table:table-cell table:style-name="ce15"/>
          <table:table-cell table:style-name="ce15" office:value-type="string" calcext:value-type="string">
            <text:p>est:0.02,</text:p>
            <text:p>Std.Error:0.03</text:p>
          </table:table-cell>
          <table:table-cell table:style-name="ce15" office:value-type="string" calcext:value-type="string">
            <text:p>est:-0.12,</text:p>
            <text:p>Std.Error:0.0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2" office:value-type="string" calcext:value-type="string">
            <text:p>Brandenburg64 (<text:span text:style-name="T1">E. ferrisi</text:span>)</text:p>
          </table:table-cell>
          <table:table-cell table:style-name="ce14" office:value-type="string" calcext:value-type="string">
            <text:p>z value:2.32,</text:p>
            <text:p>Pr(&gt;|z|):0.45</text:p>
          </table:table-cell>
          <table:table-cell table:style-name="ce14" office:value-type="string" calcext:value-type="string">
            <text:p>z value:0.92,</text:p>
            <text:p>Pr(&gt;|z|):1</text:p>
          </table:table-cell>
          <table:table-cell table:style-name="ce14" office:value-type="string" calcext:value-type="string">
            <text:p>z value:0.3,</text:p>
            <text:p>Pr(&gt;|z|):1</text:p>
          </table:table-cell>
          <table:table-cell table:style-name="ce14" office:value-type="string" calcext:value-type="string">
            <text:p>z value:-0.74,</text:p>
            <text:p>Pr(&gt;|z|):1</text:p>
          </table:table-cell>
          <table:table-cell table:style-name="ce14" office:value-type="string" calcext:value-type="string">
            <text:p>z value:-0.92,</text:p>
            <text:p>Pr(&gt;|z|):1</text:p>
          </table:table-cell>
          <table:table-cell table:style-name="ce14" office:value-type="string" calcext:value-type="string">
            <text:p>z value:-1.19,</text:p>
            <text:p>Pr(&gt;|z|):0.99</text:p>
          </table:table-cell>
          <table:table-cell table:style-name="ce14" office:value-type="string" calcext:value-type="string">
            <text:p>z value:1.53,</text:p>
            <text:p>Pr(&gt;|z|):0.92</text:p>
          </table:table-cell>
          <table:table-cell table:style-name="ce14" office:value-type="string" calcext:value-type="string">
            <text:p>z value:0.88,</text:p>
            <text:p>Pr(&gt;|z|):1</text:p>
          </table:table-cell>
          <table:table-cell table:style-name="ce14" office:value-type="string" calcext:value-type="string">
            <text:p>z value:1.61,</text:p>
            <text:p>Pr(&gt;|z|):0.89</text:p>
          </table:table-cell>
          <table:table-cell table:style-name="ce14" office:value-type="string" calcext:value-type="string">
            <text:p>z value:0.63,</text:p>
            <text:p>Pr(&gt;|z|):1</text:p>
          </table:table-cell>
          <table:table-cell table:style-name="ce14"/>
          <table:table-cell table:style-name="ce16" office:value-type="string" calcext:value-type="string">
            <text:p>est:-0.14,</text:p>
            <text:p>Std.Error:0.03</text:p>
          </table:table-cell>
          <table:table-cell table:number-columns-repeated="1010"/>
        </table:table-row>
        <table:table-row table:style-name="ro1">
          <table:table-cell table:style-name="ce26"/>
          <table:table-cell table:style-name="ce25" office:value-type="string" calcext:value-type="string">
            <text:p>Brandenburg88 (<text:span text:style-name="T1">E. falciformis</text:span>)</text:p>
          </table:table-cell>
          <table:table-cell table:style-name="ce15" office:value-type="string" calcext:value-type="string">
            <text:p>z value:-2,</text:p>
            <text:p>Pr(&gt;|z|):0.67</text:p>
          </table:table-cell>
          <table:table-cell table:style-name="ce17" office:value-type="string" calcext:value-type="string">
            <text:p>z value:-3.67,</text:p>
            <text:p>Pr(&gt;|z|):0.02</text:p>
          </table:table-cell>
          <table:table-cell table:style-name="ce17" office:value-type="string" calcext:value-type="string">
            <text:p>z value:-3.55,</text:p>
            <text:p>Pr(&gt;|z|):0.03</text:p>
          </table:table-cell>
          <table:table-cell table:style-name="ce17" office:value-type="string" calcext:value-type="string">
            <text:p>z value:-4.34,</text:p>
            <text:p>Pr(&gt;|z|):&lt; 0.01</text:p>
          </table:table-cell>
          <table:table-cell table:style-name="ce17" office:value-type="string" calcext:value-type="string">
            <text:p>z value:-4.95,</text:p>
            <text:p>Pr(&gt;|z|):&lt; 0.001</text:p>
          </table:table-cell>
          <table:table-cell table:style-name="ce17" office:value-type="string" calcext:value-type="string">
            <text:p>z value:-4.78,</text:p>
            <text:p>Pr(&gt;|z|):&lt; 0.001</text:p>
          </table:table-cell>
          <table:table-cell table:style-name="ce15" office:value-type="string" calcext:value-type="string">
            <text:p>z value:-2.6,</text:p>
            <text:p>Pr(&gt;|z|):0.28</text:p>
          </table:table-cell>
          <table:table-cell table:style-name="ce17" office:value-type="string" calcext:value-type="string">
            <text:p>z value:-3.7,</text:p>
            <text:p>Pr(&gt;|z|):0.02</text:p>
          </table:table-cell>
          <table:table-cell table:style-name="ce15" office:value-type="string" calcext:value-type="string">
            <text:p>z value:-1.4,</text:p>
            <text:p>Pr(&gt;|z|):0.96</text:p>
          </table:table-cell>
          <table:table-cell table:style-name="ce15" office:value-type="string" calcext:value-type="string">
            <text:p>z value:-3.29,</text:p>
            <text:p>Pr(&gt;|z|):0.06</text:p>
          </table:table-cell>
          <table:table-cell table:style-name="ce17" office:value-type="string" calcext:value-type="string">
            <text:p>z value:-4.26,</text:p>
            <text:p>Pr(&gt;|z|):&lt; 0.01</text:p>
          </table:table-cell>
          <table:table-cell table:style-name="ce15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6:49:52.918099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6:53:21.292541503</dc:date>
    <meta:editing-duration>PT16M20S</meta:editing-duration>
    <meta:editing-cycles>6</meta:editing-cycles>
    <meta:generator>LibreOffice/6.1.5.2$Linux_X86_64 LibreOffice_project/10$Build-2</meta:generator>
    <meta:document-statistic meta:table-count="1" meta:cell-count="167" meta:object-count="0"/>
  </office:meta>
</office:document-meta>
</file>